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aa711" officeooo:paragraph-rsid="001aa711"/>
    </style:style>
    <style:style style:name="P2" style:family="paragraph" style:parent-style-name="Text_20_body">
      <style:text-properties officeooo:rsid="001aa711" officeooo:paragraph-rsid="001aa711"/>
    </style:style>
    <style:style style:name="P3" style:family="paragraph" style:parent-style-name="Title">
      <style:text-properties officeooo:rsid="001aa711" officeooo:paragraph-rsid="001aa711"/>
    </style:style>
    <style:style style:name="P4" style:family="paragraph" style:parent-style-name="Text_20_body">
      <style:text-properties officeooo:rsid="00631c8e" officeooo:paragraph-rsid="00631c8e"/>
    </style:style>
    <style:style style:name="P5" style:family="paragraph" style:parent-style-name="Text_20_body">
      <style:text-properties officeooo:rsid="00631c8e" officeooo:paragraph-rsid="006371b9"/>
    </style:style>
    <style:style style:name="P6" style:family="paragraph" style:parent-style-name="Text_20_body">
      <style:text-properties officeooo:rsid="00631c8e" officeooo:paragraph-rsid="00644c3d"/>
    </style:style>
    <style:style style:name="P7" style:family="paragraph" style:parent-style-name="Text_20_body">
      <style:text-properties officeooo:paragraph-rsid="00626a06"/>
    </style:style>
    <style:style style:name="P8" style:family="paragraph" style:parent-style-name="Text_20_body">
      <style:text-properties officeooo:rsid="006371b9" officeooo:paragraph-rsid="006371b9"/>
    </style:style>
    <style:style style:name="P9" style:family="paragraph" style:parent-style-name="Heading_20_1">
      <style:paragraph-properties fo:break-before="page"/>
      <style:text-properties officeooo:rsid="00626a06" officeooo:paragraph-rsid="00626a06"/>
    </style:style>
    <style:style style:name="P10" style:family="paragraph" style:parent-style-name="Heading_20_1">
      <style:paragraph-properties fo:break-before="page"/>
      <style:text-properties officeooo:rsid="00631c8e" officeooo:paragraph-rsid="00631c8e"/>
    </style:style>
    <style:style style:name="P11" style:family="paragraph" style:parent-style-name="Heading_20_1">
      <style:text-properties officeooo:rsid="00691c91" officeooo:paragraph-rsid="00691c91"/>
    </style:style>
    <style:style style:name="P12" style:family="paragraph" style:parent-style-name="Heading_20_1">
      <style:text-properties officeooo:rsid="006c2ccf" officeooo:paragraph-rsid="006c2ccf"/>
    </style:style>
    <style:style style:name="P13" style:family="paragraph" style:parent-style-name="Text_20_body">
      <style:text-properties officeooo:rsid="00644c3d" officeooo:paragraph-rsid="00663bc1"/>
    </style:style>
    <style:style style:name="P14" style:family="paragraph" style:parent-style-name="Text_20_body">
      <style:text-properties fo:font-style="normal" officeooo:rsid="00631c8e" officeooo:paragraph-rsid="00631c8e" style:font-style-asian="normal" style:font-style-complex="normal"/>
    </style:style>
    <style:style style:name="P15" style:family="paragraph" style:parent-style-name="Text_20_body">
      <style:text-properties officeooo:paragraph-rsid="00644c3d"/>
    </style:style>
    <style:style style:name="P16" style:family="paragraph" style:parent-style-name="Text_20_body">
      <style:text-properties officeooo:rsid="006371b9" officeooo:paragraph-rsid="00644c3d"/>
    </style:style>
    <style:style style:name="P17" style:family="paragraph" style:parent-style-name="Text_20_body">
      <style:text-properties officeooo:paragraph-rsid="00680f9a"/>
    </style:style>
    <style:style style:name="P18" style:family="paragraph" style:parent-style-name="Text_20_body">
      <style:text-properties officeooo:rsid="00691c91" officeooo:paragraph-rsid="00691c91"/>
    </style:style>
    <style:style style:name="P19" style:family="paragraph" style:parent-style-name="Text_20_body">
      <style:text-properties officeooo:paragraph-rsid="00695746"/>
    </style:style>
    <style:style style:name="P20" style:family="paragraph" style:parent-style-name="Text_20_body">
      <style:text-properties officeooo:rsid="00695746" officeooo:paragraph-rsid="00695e14"/>
    </style:style>
    <style:style style:name="P21" style:family="paragraph" style:parent-style-name="Text_20_body" style:list-style-name="L1">
      <style:text-properties officeooo:rsid="00695e14" officeooo:paragraph-rsid="00695e14"/>
    </style:style>
    <style:style style:name="P22" style:family="paragraph" style:parent-style-name="Text_20_body">
      <style:text-properties officeooo:rsid="00695e14" officeooo:paragraph-rsid="00695e14"/>
    </style:style>
    <style:style style:name="P23" style:family="paragraph" style:parent-style-name="Text_20_body" style:list-style-name="L1">
      <style:text-properties officeooo:rsid="0069e60e" officeooo:paragraph-rsid="0069e60e"/>
    </style:style>
    <style:style style:name="P24" style:family="paragraph" style:parent-style-name="Text_20_body">
      <style:text-properties officeooo:rsid="0069e60e" officeooo:paragraph-rsid="0069e60e"/>
    </style:style>
    <style:style style:name="P25" style:family="paragraph" style:parent-style-name="Text_20_body">
      <style:text-properties officeooo:rsid="006c2ccf" officeooo:paragraph-rsid="006c2ccf"/>
    </style:style>
    <style:style style:name="T1" style:family="text">
      <style:text-properties officeooo:rsid="00256bac"/>
    </style:style>
    <style:style style:name="T2" style:family="text">
      <style:text-properties fo:font-style="normal" style:font-style-asian="normal" style:font-style-complex="normal"/>
    </style:style>
    <style:style style:name="T3" style:family="text">
      <style:text-properties fo:font-style="normal" officeooo:rsid="006371b9" style:font-style-asian="normal" style:font-style-complex="normal"/>
    </style:style>
    <style:style style:name="T4" style:family="text">
      <style:text-properties fo:font-style="normal" officeooo:rsid="00644c3d" style:font-style-asian="normal" style:font-style-complex="normal"/>
    </style:style>
    <style:style style:name="T5" style:family="text">
      <style:text-properties fo:font-style="normal" officeooo:rsid="00680f9a" style:font-style-asian="normal" style:font-style-complex="normal"/>
    </style:style>
    <style:style style:name="T6" style:family="text">
      <style:text-properties officeooo:rsid="00631c8e"/>
    </style:style>
    <style:style style:name="T7" style:family="text">
      <style:text-properties fo:font-style="italic" style:font-style-asian="italic" style:font-style-complex="italic"/>
    </style:style>
    <style:style style:name="T8" style:family="text">
      <style:text-properties fo:font-style="italic" officeooo:rsid="0069e60e" style:font-style-asian="italic" style:font-style-complex="italic"/>
    </style:style>
    <style:style style:name="T9" style:family="text">
      <style:text-properties officeooo:rsid="006371b9"/>
    </style:style>
    <style:style style:name="T10" style:family="text">
      <style:text-properties officeooo:rsid="00644c3d"/>
    </style:style>
    <style:style style:name="T11" style:family="text">
      <style:text-properties officeooo:rsid="00663bc1"/>
    </style:style>
    <style:style style:name="T12" style:family="text">
      <style:text-properties officeooo:rsid="00691c91"/>
    </style:style>
    <style:style style:name="T13" style:family="text">
      <style:text-properties officeooo:rsid="00695746"/>
    </style:style>
    <style:style style:name="T14" style:family="text">
      <style:text-properties officeooo:rsid="00695e14"/>
    </style:style>
    <style:style style:name="T15" style:family="text">
      <style:text-properties officeooo:rsid="006a34c6"/>
    </style:style>
    <style:style style:name="T16" style:family="text">
      <style:text-properties officeooo:rsid="006a78cf"/>
    </style:style>
    <style:style style:name="T17" style:family="text">
      <style:text-properties officeooo:rsid="006ceca7"/>
    </style:style>
    <style:style style:name="T18" style:family="text">
      <style:text-properties officeooo:rsid="006edd0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nUM2 - <text:span text:style-name="T1">VT23</text:span></text:p>
      <text:p text:style-name="P1">David Jepsson 19920125-5271</text:p>
      <text:p text:style-name="P2"/>
      <text:p text:style-name="P2"/>
      <text:p text:style-name="P2"/>
      <text:h text:style-name="P9" text:outline-level="1">Beskrivning av Licenser</text:h>
      <text:p text:style-name="P7">- <text:span text:style-name="T6">Mozilla Public Licence (MPL)</text:span></text:p>
      <text:p text:style-name="P6">M<text:span text:style-name="T9">PL är en copyleft </text:span><text:span text:style-name="T15">open source</text:span><text:span text:style-name="T9"> li</text:span><text:span text:style-name="T13">c</text:span><text:span text:style-name="T9">en</text:span><text:span text:style-name="T13">s</text:span><text:span text:style-name="T9"> skapad av The Mozilla Foundation. Den tillåter användare att använda, ändra och distribuera den licensierade produkten, sålänge samma lisence används <text:s/>(Mozilla 2023). </text:span><text:span text:style-name="T15">MPL tillåter även utvecklare att kombinera MPL licensierad kod med kod från andra projekt under andra licenser. En MPL licensierad produkt kan användas i kommerisellt syfte, men ifall ändringar görs till programvaran så </text:span><text:span text:style-name="T16">krävs det att den modifierade programvaran licensieras under samma MPL licens. </text:span></text:p>
      <text:p text:style-name="P6"/>
      <text:p text:style-name="P13">- GNU General Public License <text:span text:style-name="T11">v3 </text:span>(GPL<text:span text:style-name="T11">v3</text:span>)</text:p>
      <text:p text:style-name="P19"><text:span text:style-name="T10">GPL</text:span><text:span text:style-name="T11">v3</text:span><text:span text:style-name="T10"> är en copyleft free software </text:span><text:span text:style-name="T11">skapad av The Free Software Foundation (FSF). GPL strävar mot att skydda användarnas frihet. </text:span><text:span text:style-name="T13">GPL har stora restriktioner av hur du får distrubiera programvaran. </text:span>Om ändringar görs kräver GPL att de <text:span text:style-name="T11">nya versionerna</text:span> också licensieras under GPL, vilket säkerställer kedjan av fri programvarudistribution <text:span text:style-name="T11">(FSF 2022)</text:span>. <text:span text:style-name="T13">GPL ger användare tillåtelse att använda, modifiera och distrubiera.</text:span></text:p>
      <text:p text:style-name="P15"/>
      <text:p text:style-name="P15">- <text:span text:style-name="T12">MIT</text:span></text:p>
      <text:p text:style-name="P18">MIT är en simpel <text:span text:style-name="T13">open source licens</text:span> som utvecklats av Massachusetts Institute of Technology på 80-talet. Det är en kortfattad och copyfree license där användaren tilldelas rätten att nyttja, kopiera, sprida och ändra programvaran med det enda kravet att MIT-licensen distribueras med den. Den är känd för sitt minimalistiska antagande och ger utvecklare stor frihet att använda och modifiera programvara.</text:p>
      <text:p text:style-name="P18"/>
      <text:h text:style-name="P11" text:outline-level="1">Jämförelse</text:h>
      <text:p text:style-name="P20">Det finns tydliga likheter och skillander mellan de tre licenserna. </text:p>
      <text:list xml:id="list1295377049" text:style-name="L1">
        <text:list-item>
          <text:p text:style-name="P21">Likheter: Alla tre licenser ger utvecklare friheten att använda, modifiera och distrubiera programvaran. Alla tre licenser är också copyleft. Detta <text:span text:style-name="T9">är en metod för att skapa program som förespråkar frihet för sina användare, samt kräver att alla versioner av samma programvara också följer detta. </text:span><text:span text:style-name="T15">Ett krav för alla tre är också att källkoden är tillgänglig för alla, för utvecklare att jobba på förbättringar och komma med förslagsjusteringar. </text:span></text:p>
        </text:list-item>
        <text:list-item>
          <text:p text:style-name="P23">Skillnader: GPL klassas som free software. <text:span text:style-name="T9">Med free software </text:span><text:span text:style-name="T10">menas programvara som respekterar användarnas frihet och gemenskap. Det menas att alla användare har friheten att köra, kopiera, distrubiera, studera, ändra och förbättra programvaran. Free software är conceptet av frihet, inte att det är nödvändigtvis gratis. </text:span>Detta är inte fallet för MIT <text:span text:style-name="T16">och MPL</text:span>, som istället räknas som open source. MIT <text:span text:style-name="T14">är en öppen licens där utvecklaren är fri att göra </text:span>mer eller mindre vad de vill med programvaran, sålänge som det distrubieras under licensen. Detta är inte fallet för GPL och MPL, där större krav ställs på hur den det distrubieras. <text:span text:style-name="T15">Kod </text:span><text:soft-page-break/><text:span text:style-name="T15">under MIT och MPL licenserna är öppna att användas i kommersiella syften, medans GPL kräver att programvaran alltid är fri att användas. </text:span></text:p>
        </text:list-item>
      </text:list>
      <text:p text:style-name="P24"/>
      <text:h text:style-name="P12" text:outline-level="1">Jämförelser mot ”non-free” Licenser</text:h>
      <text:p text:style-name="P25">För alla dessa tre licenser så är det ett krav att kodbasen är tillgänglig för alla användare. Detta är inte fallet för en ”non-free” lisens. <text:span text:style-name="T17">De har inte heller samma krav på frihet, distrubiering, modifikation </text:span><text:span text:style-name="T18">och användning. Där free software och open source licenserna tillåter stor frihet till sina användare och utvecklare, så begränsar en ”non-free” licens vad som är tillgängligt och vad som kan göras med koden. De begränsar ofta användare att distrubiera koden, där endast de som håller licensen har rätt att göra detta. </text:span></text:p>
      <text:h text:style-name="P10" text:outline-level="1">Referense</text:h>
      <text:p text:style-name="P4">The Mozilla <text:span text:style-name="T9">Foundation</text:span> <text:span text:style-name="T9">[Mozilla] </text:span>(2023) <text:span text:style-name="T7">Mozilla Public Licence </text:span><text:span text:style-name="T2">Hämtad 2023-05-30 från </text:span><text:a xlink:type="simple" xlink:href="https://www.mozilla.org/en-US/MPL/" text:style-name="Internet_20_link" text:visited-style-name="Visited_20_Internet_20_Link"><text:span text:style-name="T2">https://www.mozilla.org/en-US/MPL/</text:span></text:a><text:span text:style-name="T2"> </text:span></text:p>
      <text:p text:style-name="P5"><text:span text:style-name="T2">The Mozilla </text:span><text:span text:style-name="T3">Foundation</text:span><text:span text:style-name="T2"> </text:span><text:span text:style-name="T3">[Mozilla] </text:span><text:span text:style-name="T2">(2023) </text:span><text:span text:style-name="T7">MPL 2.0 FAQ </text:span><text:span text:style-name="T2">Hämtad 2023-05-30 från </text:span><text:a xlink:type="simple" xlink:href="https://www.mozilla.org/en-US/MPL/2.0/FAQ/" text:style-name="Internet_20_link" text:visited-style-name="Visited_20_Internet_20_Link"><text:span text:style-name="T2">https://www.mozilla.org/en-US/MPL/2.0/FAQ/</text:span></text:a><text:span text:style-name="T2"> </text:span></text:p>
      <text:p text:style-name="P8"><text:span text:style-name="T2">Free Software Foundation [FSF] (2022) </text:span><text:span text:style-name="T7">What is Copyleft? </text:span><text:span text:style-name="T2">Hämtad 2023-05-30 från </text:span><text:a xlink:type="simple" xlink:href="https://www.gnu.org/licenses/copyleft.html" text:style-name="Internet_20_link" text:visited-style-name="Visited_20_Internet_20_Link"><text:span text:style-name="T2">https://www.gnu.org/licenses/copyleft.html</text:span></text:a><text:span text:style-name="T2"> </text:span></text:p>
      <text:p text:style-name="P8"><text:span text:style-name="T2">Free Software Foundation [FSF] (2023) </text:span><text:span text:style-name="T7">What is Free Software? </text:span><text:span text:style-name="T2">Hämtad 2023-05-30 från </text:span><text:a xlink:type="simple" xlink:href="https://www.gnu.org/philosophy/free-sw.html" text:style-name="Internet_20_link" text:visited-style-name="Visited_20_Internet_20_Link"><text:span text:style-name="T2">https://www.gnu.org/philosophy/free-sw.html</text:span></text:a><text:span text:style-name="T2"> </text:span></text:p>
      <text:p text:style-name="P16"><text:span text:style-name="T2">Free Software Foundation [FSF] (202</text:span><text:span text:style-name="T4">2</text:span><text:span text:style-name="T2">) </text:span><text:span text:style-name="T7">GNU General Public License? </text:span><text:span text:style-name="T2">Hämtad 2023-05-30 från </text:span><text:a xlink:type="simple" xlink:href="https://www.gnu.org/licenses/gpl-3.0.html" text:style-name="Internet_20_link" text:visited-style-name="Visited_20_Internet_20_Link"><text:span text:style-name="T2">https://www.gnu.org/licenses/gpl-3.0.html</text:span></text:a><text:span text:style-name="T2"> </text:span></text:p>
      <text:p text:style-name="P22"><text:span text:style-name="T2">Open Source Initiative (2023) </text:span><text:span text:style-name="T7">The MIT Li</text:span><text:span text:style-name="T8">cense </text:span><text:span text:style-name="T2">Hämtad 2023-05-30 från </text:span><text:a xlink:type="simple" xlink:href="https://opensource.org/license/mit/" text:style-name="Internet_20_link" text:visited-style-name="Visited_20_Internet_20_Link"><text:span text:style-name="T2">https://opensource.org/license/mit/</text:span></text:a><text:span text:style-name="T2"> </text:span></text:p>
      <text:p text:style-name="P17"><text:span text:style-name="T5"/></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32P0" style:volatile="true">
      <number:currency-symbol number:language="en" number:country="US">$</number:currency-symbol>
      <number:number number:decimal-places="0" number:min-decimal-places="0" number:min-integer-digits="1" number:grouping="true"/>
    </number:currency-style>
    <number:currency-style style:name="N132">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2P0"/>
    </number:currency-style>
    <number:date-style style:name="N13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0P0" style:volatile="true">
      <number:currency-symbol number:language="en" number:country="US">$</number:currency-symbol>
      <number:number number:decimal-places="2" number:min-decimal-places="2" number:min-integer-digits="1" number:grouping="true"/>
    </number:currency-style>
    <number:currency-style style:name="N130">
      <number:text>-</number:text>
      <number:currency-symbol number:language="en" number:country="US">$</number:currency-symbol>
      <number:number number:decimal-places="2" number:min-decimal-places="2" number:min-integer-digits="1" number:grouping="true"/>
      <style:map style:condition="value()&gt;=0" style:apply-style-name="N130P0"/>
    </number:currency-style>
    <number:currency-style style:name="N129P0" style:volatile="true">
      <number:currency-symbol number:language="en" number:country="US">$</number:currency-symbol>
      <number:number number:decimal-places="0" number:min-decimal-places="0" number:min-integer-digits="1" number:grouping="true"/>
    </number:currency-style>
    <number:currency-style style:name="N129">
      <number:text>-</number:text>
      <number:currency-symbol number:language="en" number:country="US">$</number:currency-symbol>
      <number:number number:decimal-places="0" number:min-decimal-places="0" number:min-integer-digits="1" number:grouping="true"/>
      <style:map style:condition="value()&gt;=0" style:apply-style-name="N129P0"/>
    </number:currency-style>
    <number:date-style style:name="N127">
      <number:day number:calendar="jewish"/>
      <number:text> </number:text>
      <number:month number:calendar="jewish" number:style="long" number:textual="true"/>
      <number:text> </number:text>
      <number:year number:calendar="jewish" number:style="long"/>
    </number:date-style>
    <number:date-style style:name="N126">
      <number:month number:calendar="jewish" number:style="long" number:textual="true"/>
      <number:text> </number:text>
      <number:day number:calendar="jewish"/>
      <number:text> </number:text>
      <number:year number:calendar="jewish" number:style="long"/>
    </number:date-style>
    <number:date-style style:name="N125">
      <number:day number:calendar="jewish"/>
      <number:text> </number:text>
      <number:month number:calendar="jewish" number:style="long" number:textual="true"/>
    </number:date-style>
    <number:date-style style:name="N124">
      <number:month number:calendar="jewish" number:style="long" number:textual="true"/>
      <number:text> </number:text>
      <number:day number:calendar="jewish"/>
    </number:date-style>
    <number:date-style style:name="N12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1">
      <number:month number:calendar="jewish" number:style="long" number:textual="true"/>
      <number:text> </number:text>
      <number:year number:calendar="jewish" number:style="long"/>
    </number:date-style>
    <number:currency-style style:name="N120P0" style:volatile="true">
      <number:currency-symbol number:language="en" number:country="US">$</number:currency-symbol>
      <number:number number:decimal-places="2" number:min-decimal-places="2" number:min-integer-digits="1" number:grouping="true"/>
    </number:currency-style>
    <number:currency-style style:name="N12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0P0"/>
    </number:currency-style>
    <number:date-style style:name="N118">
      <number:month number:calendar="jewish" number:style="long" number:textual="true"/>
    </number:date-style>
    <number:currency-style style:name="N117P0" style:volatile="true">
      <number:currency-symbol number:language="en" number:country="US">$</number:currency-symbol>
      <number:number number:decimal-places="2" number: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7P0"/>
    </number:currency-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number:text>
      <style:map style:condition="value()&gt;=0" style:apply-style-name="N113P0"/>
    </number:number-style>
    <number:currency-style style:name="N111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1">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1P0"/>
    </number:currency-style>
    <number:currency-style style:name="N10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0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09P0"/>
    </number:currency-style>
    <number:date-style style:name="N107">
      <number:day-of-week number:calendar="jewish"/>
      <number:text> </number:text>
      <number:day number:calendar="jewish"/>
      <number:text> </number:text>
      <number:month number:calendar="jewish" number:style="long" number:textual="true"/>
      <number:text> </number:text>
      <number:year number:calendar="jewish" number:style="long"/>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6:27:05.578093130</meta:creation-date>
    <dc:date>2023-05-30T14:28:53.577401459</dc:date>
    <meta:editing-duration>PT3H48M29S</meta:editing-duration>
    <meta:editing-cycles>28</meta:editing-cycles>
    <meta:generator>LibreOffice/7.3.7.2$Linux_X86_64 LibreOffice_project/30$Build-2</meta:generator>
    <meta:document-statistic meta:table-count="0" meta:image-count="0" meta:object-count="0" meta:page-count="4" meta:paragraph-count="22" meta:word-count="584" meta:character-count="4058" meta:non-whitespace-character-count="3486"/>
  </office:meta>
</office:document-meta>
</file>